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/>
      <style:text-properties fo:font-size="18pt" style:font-size-asian="18pt" style:font-size-complex="18pt" fo:language="ru" fo:country="RU"/>
    </style:style>
    <style:style style:name="P2" style:parent-style-name="Заголовок1" style:family="paragraph">
      <style:paragraph-properties fo:text-align="center"/>
    </style:style>
    <style:style style:name="T3" style:parent-style-name="Основнойшрифтабзаца" style:family="text">
      <style:text-properties fo:font-size="18pt" style:font-size-asian="18pt" style:font-size-complex="18pt"/>
    </style:style>
    <style:style style:name="T4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5" style:parent-style-name="Основнойшрифтабзаца" style:family="text">
      <style:text-properties fo:font-size="18pt" style:font-size-asian="18pt" style:font-size-complex="18pt"/>
    </style:style>
    <style:style style:name="P6" style:parent-style-name="Textbody" style:family="paragraph">
      <style:paragraph-properties fo:text-align="center"/>
      <style:text-properties fo:font-size="18pt" style:font-size-asian="18pt" style:font-size-complex="18pt" fo:language="ru" fo:country="RU"/>
    </style:style>
    <style:style style:name="P7" style:parent-style-name="Textbody" style:family="paragraph">
      <style:paragraph-properties fo:text-align="center"/>
      <style:text-properties fo:font-size="18pt" style:font-size-asian="18pt" style:font-size-complex="18pt" fo:language="ru" fo:country="RU"/>
    </style:style>
    <style:style style:name="P8" style:parent-style-name="Заголовок2" style:family="paragraph">
      <style:text-properties fo:font-size="16pt" style:font-size-asian="16pt" style:font-size-complex="16pt" fo:language="ru" fo:country="RU"/>
    </style:style>
    <style:style style:name="P9" style:parent-style-name="Textbody" style:family="paragraph">
      <style:text-properties fo:font-size="16pt" style:font-size-asian="16pt" style:font-size-complex="16pt" fo:language="ru" fo:country="RU"/>
    </style:style>
    <style:style style:name="P10" style:parent-style-name="Заголовок3" style:family="paragraph">
      <style:text-properties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Заголовок3" style:family="paragraph">
      <style:text-properties fo:language="ru" fo:country="RU"/>
    </style:style>
    <style:style style:name="P19" style:parent-style-name="Textbody" style:family="paragraph">
      <style:text-properties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Textbody" style:family="paragraph">
      <style:text-properties fo:font-size="14pt" style:font-size-asian="14pt" style:font-size-complex="14pt"/>
    </style:style>
    <style:style style:name="P31" style:parent-style-name="Textbody" style:family="paragraph">
      <style:text-properties fo:font-size="14pt" style:font-size-asian="14pt" style:font-size-complex="14pt"/>
    </style:style>
    <style:style style:name="P32" style:parent-style-name="Textbody" style:family="paragraph">
      <style:text-properties fo:font-size="14pt" style:font-size-asian="14pt" style:font-size-complex="14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fo:font-size="14pt" style:font-size-asian="14pt" style:font-size-complex="14pt"/>
    </style:style>
    <style:style style:name="P38" style:parent-style-name="Textbody" style:family="paragraph">
      <style:text-properties fo:font-size="14pt" style:font-size-asian="14pt" style:font-size-complex="14pt"/>
    </style:style>
    <style:style style:name="P39" style:parent-style-name="Textbody" style:family="paragraph">
      <style:text-properties fo:font-size="14pt" style:font-size-asian="14pt" style:font-size-complex="14pt"/>
    </style:style>
    <style:style style:name="P40" style:parent-style-name="Textbody" style:family="paragraph">
      <style:text-properties fo:font-size="14pt" style:font-size-asian="14pt" style:font-size-complex="14pt"/>
    </style:style>
    <style:style style:name="P41" style:parent-style-name="Textbody" style:family="paragraph">
      <style:text-properties fo:font-size="14pt" style:font-size-asian="14pt" style:font-size-complex="14pt"/>
    </style:style>
    <style:style style:name="P42" style:parent-style-name="Textbody" style:family="paragraph">
      <style:text-properties fo:font-size="14pt" style:font-size-asian="14pt" style:font-size-complex="14pt"/>
    </style:style>
    <style:style style:name="P43" style:parent-style-name="Textbody" style:family="paragraph">
      <style:text-properties fo:font-size="14pt" style:font-size-asian="14pt" style:font-size-complex="14pt"/>
    </style:style>
    <style:style style:name="P44" style:parent-style-name="Заголовок3" style:family="paragraph">
      <style:text-properties fo:language="ru" fo:country="RU"/>
    </style:style>
    <style:style style:name="P45" style:parent-style-name="Textbody" style:family="paragraph">
      <style:text-properties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Textbody" style:family="paragraph">
      <style:text-properties fo:font-size="14pt" style:font-size-asian="14pt" style:font-size-complex="14pt"/>
    </style:style>
    <style:style style:name="P50" style:parent-style-name="Textbody" style:family="paragraph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text-properties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Textbody" style:family="paragraph">
      <style:text-properties fo:font-size="14pt" style:font-size-asian="14pt" style:font-size-complex="14pt"/>
    </style:style>
    <style:style style:name="P72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3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4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5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6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7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8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79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0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1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2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3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4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5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6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7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8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89" style:parent-style-name="Абзацсписка" style:family="paragraph">
      <style:paragraph-properties fo:margin-left="0.9833in">
        <style:tab-stops/>
      </style:paragraph-properties>
      <style:text-properties style:font-name="Consolas" fo:font-size="8pt" style:font-size-asian="8pt" style:font-size-complex="8pt" fo:language="en" fo:country="US"/>
    </style:style>
    <style:style style:name="P90" style:parent-style-name="Textbody" style:family="paragraph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style:font-name="Consolas" fo:font-size="9pt" style:font-size-asian="9pt" style:font-size-complex="9pt" fo:language="ru" fo:country="RU"/>
    </style:style>
    <style:style style:name="T100" style:parent-style-name="Основнойшрифтабзаца" style:family="text">
      <style:text-properties style:font-name="Consolas" fo:font-size="9pt" style:font-size-asian="9pt" style:font-size-complex="9pt"/>
    </style:style>
    <style:style style:name="T101" style:parent-style-name="Основнойшрифтабзаца" style:family="text">
      <style:text-properties style:font-name="Consolas" fo:font-size="9pt" style:font-size-asian="9pt" style:font-size-complex="9pt"/>
    </style:style>
    <style:style style:name="P102" style:parent-style-name="Обычный" style:family="paragraph">
      <style:text-properties style:font-name="Consolas" fo:font-size="9pt" style:font-size-asian="9pt" style:font-size-complex="9pt"/>
    </style:style>
    <style:style style:name="P103" style:parent-style-name="Обычный" style:family="paragraph">
      <style:text-properties style:font-name="Consolas" fo:font-size="9pt" style:font-size-asian="9pt" style:font-size-complex="9pt"/>
    </style:style>
    <style:style style:name="P104" style:parent-style-name="Обычный" style:family="paragraph">
      <style:text-properties style:font-name="Consolas" fo:font-size="9pt" style:font-size-asian="9pt" style:font-size-complex="9pt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</office:automatic-styles>
  <office:body>
    <office:text text:use-soft-page-breaks="true">
      <text:h text:style-name="P1" text:outline-level="1">Шпаргалка<text:s/>к лекции</text:h>
      <text:h text:style-name="P2" text:outline-level="1"><text:span text:style-name="T3">Hadoop</text:span><text:span text:style-name="T4"><text:s/>№2<text:s/></text:span><text:span text:style-name="T5">HDFS</text:span></text:h>
      <text:p text:style-name="P6"/>
      <text:p text:style-name="P7"/>
      <text:h text:style-name="P8" text:outline-level="2">Утилиты командной строки</text:h>
      <text:p text:style-name="P9"/>
      <text:h text:style-name="P10" text:outline-level="3">1. Общая информация о файловой системе</text:h>
      <text:p text:style-name="Textbody"><text:span text:style-name="T11"><text:tab/>ВНИМАНИЕ! Опасная команда!</text:span></text:p>
      <text:p text:style-name="Textbody"><text:span text:style-name="T12"><text:tab/><text:s/></text:span><text:span text:style-name="T13">hdfs</text:span><text:span text:style-name="T14"><text:s/></text:span><text:span text:style-name="T15">dfsadmin</text:span><text:span text:style-name="T16"><text:s/>-</text:span><text:span text:style-name="T17">report</text:span></text:p>
      <text:h text:style-name="P18" text:outline-level="3">2. Работа с папками</text:h>
      <text:p text:style-name="P19"><text:tab/>Просмотр</text:p>
      <text:p text:style-name="Textbody"><text:span text:style-name="T20"><text:tab/></text:span><text:span text:style-name="T21"><text:tab/></text:span><text:span text:style-name="T22">hdfs</text:span><text:span text:style-name="T23"><text:s/></text:span><text:span text:style-name="T24">dfs</text:span><text:span text:style-name="T25"><text:s/>-</text:span><text:span text:style-name="T26">ls</text:span><text:span text:style-name="T27"><text:s/>/</text:span></text:p>
      <text:p text:style-name="Textbody"><text:span text:style-name="T28"><text:tab/></text:span><text:span text:style-name="T29">Создание</text:span></text:p>
      <text:p text:style-name="P30"><text:tab/><text:tab/>hdfs dfs -mkdir /test_folder1</text:p>
      <text:p text:style-name="P31"><text:tab/><text:tab/>hdfs dfs -mkdir -p /test_folder2/child_folder/yet_another_folder</text:p>
      <text:p text:style-name="P32"><text:tab/><text:tab/>hdfs dfs -ls /</text:p>
      <text:p text:style-name="P33"><text:tab/>Удаление</text:p>
      <text:p text:style-name="P34"><text:tab/><text:tab/>hdfs dfs -rm /test_folder1</text:p>
      <text:p text:style-name="P35"><text:tab/><text:tab/>hdfs dfs -rm -R /test_folder2</text:p>
      <text:h text:style-name="Заголовок3" text:outline-level="3">3. Работа с файлами</text:h>
      <text:p text:style-name="P36"><text:tab/>Создание</text:p>
      <text:p text:style-name="P37"><text:tab/><text:tab/>hdfs dfs -copyFromLocal<text:tab/>~/somefile <text:s/>/test_folder/</text:p>
      <text:p text:style-name="P38"><text:tab/>Просмотр</text:p>
      <text:p text:style-name="P39"><text:tab/><text:tab/>hdfs dfs -cat <text:s text:c="2"/>/test_folder1/somefile</text:p>
      <text:p text:style-name="P40"><text:tab/>Аппенд</text:p>
      <text:p text:style-name="P41"><text:tab/><text:tab/>hdfs dfs -appendToFile <text:s/>~/yetanothefile /test_folder/somefile</text:p>
      <text:p text:style-name="P42"><text:tab/>Удаление</text:p>
      <text:p text:style-name="P43"><text:tab/><text:tab/>hdfs dfs -rm <text:s text:c="2"/>/test_folder1/somefile</text:p>
      <text:h text:style-name="P44" text:outline-level="3">4. Информация о файловой системе</text:h>
      <text:p text:style-name="P45"><text:tab/>Размер файла или директории</text:p>
      <text:p text:style-name="Textbody"><text:span text:style-name="T46"><text:tab/></text:span><text:span text:style-name="T47"><text:tab/></text:span><text:span text:style-name="T48">hdfs dfs -du /test_folder</text:span></text:p>
      <text:p text:style-name="P49"><text:tab/><text:tab/>hdfs dfs -du -h /test_folder</text:p>
      <text:p text:style-name="P50"><text:tab/><text:tab/>hdfs dfs -du -h -s /test_folder</text:p>
      <text:p text:style-name="Textbody"><text:span text:style-name="T51"><text:tab/></text:span><text:span text:style-name="T52">Проверка файловой системы</text:span></text:p>
      <text:p text:style-name="Textbody"><text:span text:style-name="T53"><text:tab/></text:span><text:span text:style-name="T54"><text:tab/></text:span><text:span text:style-name="T55">hdfs</text:span><text:span text:style-name="T56"><text:s/></text:span><text:span text:style-name="T57">fsck</text:span><text:span text:style-name="T58"><text:s/>/</text:span><text:span text:style-name="T59">test</text:span><text:span text:style-name="T60">_</text:span><text:span text:style-name="T61">folder</text:span></text:p>
      <text:p text:style-name="P62"/>
      <text:h text:style-name="Заголовок3" text:outline-level="3">5. Безопасность</text:h>
      <text:p text:style-name="Textbody"><text:tab/><text:tab/><text:span text:style-name="T63">hdfs dfs -ls /test_folder</text:span></text:p>
      <text:p text:style-name="Textbody"><text:span text:style-name="T64"><text:tab/></text:span><text:span text:style-name="T65"><text:tab/>hdfs dfs -chown user:group /test_fo</text:span><text:span text:style-name="T66">lder</text:span></text:p>
      <text:p text:style-name="Textbody"><text:span text:style-name="T67"><text:tab/></text:span><text:span text:style-name="T68"><text:tab/>hdfs dfs -chmod 600 /test_folder</text:span></text:p>
      <text:p text:style-name="Textbody"><text:span text:style-name="T69"><text:tab/></text:span><text:span text:style-name="T70"><text:tab/>hdfs dfs -chown -R user:group /test_folder</text:span></text:p>
      <text:p text:style-name="P71"><text:tab/><text:tab/>hdfs dfs -chmod -R 600 /test_folder</text:p>
      <text:p text:style-name="Textbody"/>
      <text:p text:style-name="P72">[centos@manager ~]$ hdfs dfs -getfacl /acldir</text:p>
      <text:p text:style-name="P73"># file: /acldir</text:p>
      <text:p text:style-name="P74"># owner: centos</text:p>
      <text:p text:style-name="P75"># group: supergroup</text:p>
      <text:p text:style-name="P76">user::rwx</text:p>
      <text:p text:style-name="P77">group::r-x</text:p>
      <text:p text:style-name="P78">other::r-x</text:p>
      <text:p text:style-name="P79"/>
      <text:p text:style-name="P80">[centos@manager ~]$ hdfs dfs -setfacl -m user:user123:r-x /acldir</text:p>
      <text:p text:style-name="P81">[centos@manager ~]$ hdfs dfs -getfacl /acldir</text:p>
      <text:p text:style-name="P82"># file: /acldir</text:p>
      <text:p text:style-name="P83"># owner: centos</text:p>
      <text:p text:style-name="P84"># group: supergroup</text:p>
      <text:p text:style-name="P85">user::rwx</text:p>
      <text:p text:style-name="P86">user:user123:r-x</text:p>
      <text:p text:style-name="P87">group::r-x</text:p>
      <text:p text:style-name="P88">mask::r-x</text:p>
      <text:p text:style-name="P89">other::r-x</text:p>
      <text:p text:style-name="P90"/>
      <text:h text:style-name="Заголовок3" text:outline-level="3">6. Источники</text:h>
      <text:p text:style-name="Heading">File system shell guide</text:p>
      <text:p text:style-name="Textbody"><text:a xlink:href="https://hadoop.apache.org/docs/r2.7.1/hadoop-project-dist/hadoop-common/FileSystemShell.html" office:target-frame-name="_top" xlink:show="replace"><text:span text:style-name="T91">https://hadoop.apache.org/docs/r2.7.1/hadoop-project-dist/hadoop-common/FileSystemShell.html</text:span></text:a></text:p>
      <text:p text:style-name="Heading">HDFS Commands Guide</text:p>
      <text:p text:style-name="Textbody"><text:a xlink:href="https://hadoop.apache.org/docs/r2.7.1/hadoop-project-dist/hadoop-hdfs/HDFSCommands.html" office:target-frame-name="_top" xlink:show="replace"><text:span text:style-name="T92">https://hadoop.apache.org/docs/r2.7.1/hadoop-project-dist/hadoop-hdfs/HDFSCommands.html</text:span></text:a></text:p>
      <text:h text:style-name="Заголовок2" text:outline-level="2"><text:span text:style-name="T93"><text:line-break/></text:span><text:span text:style-name="T94"><text:line-break/></text:span><text:span text:style-name="T95"><text:line-break/></text:span><text:span text:style-name="T96">Работа через<text:s/></text:span>REST<text:span text:style-name="T97"><text:s/>интерфейс</text:span></text:h>
      <text:h text:style-name="Заголовок3" text:outline-level="3"><text:span text:style-name="T98">1. Работа через<text:s/></text:span>CURL</text:h>
      <text:p text:style-name="Обычный"><text:span text:style-name="T99"><text:s/></text:span><text:span text:style-name="T100">[centos@manager ~]$ curl -X GET 'http:</text:span><text:span text:style-name="T101">//node2.novalocal:14000/webhdfs/v1/acldir?user.name=hdfs&amp;op=LISTSTATUS'</text:span></text:p>
      <text:p text:style-name="P102">{"FileStatuses":{"FileStatus":[]}}</text:p>
      <text:p text:style-name="P103">[centos@manager ~]$ curl -X GET 'http://node2.novalocal:14000/webhdfs/v1/acldir?user.name=hdfs&amp;op=GETCONTENTSUMMARY'</text:p>
      <text:p text:style-name="P104">{"ContentSummary":{"directoryCount":1,"fileCount":0,"length":0,"quota":-1,"spaceConsumed":0,"spaceQuota":-1}}</text:p>
      <text:p text:style-name="Textbody"/>
      <text:h text:style-name="Заголовок3" text:outline-level="3">2<text:span text:style-name="T105">. Источники</text:span></text:h>
      <text:h text:style-name="Заголовок2" text:outline-level="2">Hadoop<text:span text:style-name="T106"><text:s/></text:span>HDFS<text:span text:style-name="T107"><text:s/></text:span>over<text:span text:style-name="T108"><text:s/></text:span>HTTP</text:h>
      <text:p text:style-name="Textbody"><text:a xlink:href="https://archive.cloudera.com/cdh5/cdh/5/hadoop/hadoop-hdfs-httpfs/index.html" office:target-frame-name="_top" xlink:show="replace">https<text:span text:style-name="T109">://</text:span>archive<text:span text:style-name="T110">.</text:span>cloudera<text:span text:style-name="T111">.</text:span>com<text:span text:style-name="T112">/</text:span>cdh<text:span text:style-name="T113">5/</text:span>cdh<text:span text:style-name="T114">/5/</text:span>hadoop<text:span text:style-name="T115">/</text:span>hadoop<text:span text:style-name="T116">-</text:span>hdfs<text:span text:style-name="T117">-</text:span>httpfs<text:span text:style-name="T118">/</text:span>index<text:span text:style-name="T119">.</text:span>html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Liberation Mono" style:font-name-asian="WenQuanYi Zen Hei Sharp" style:font-name-complex="Liberation Mono"/>
    </style:style>
    <style:style style:name="Абзацсписка" style:display-name="Абзац списка" style:family="paragraph" style:parent-style-name="Обычный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kanovich Andrey (ITi)</dc:creator>
    <meta:creation-date>2019-11-12T22:49:00Z</meta:creation-date>
    <dc:date>2020-05-19T19:08:00Z</dc:date>
    <meta:template xlink:href="Normal.dotm" xlink:type="simple"/>
    <meta:editing-cycles>6</meta:editing-cycles>
    <meta:editing-duration>PT720S</meta:editing-duration>
    <meta:document-statistic meta:page-count="1" meta:paragraph-count="4" meta:word-count="373" meta:character-count="2501" meta:row-count="17" meta:non-whitespace-character-count="2132"/>
  </office:meta>
</office:document-meta>
</file>